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fill="solid" draw:fill-color="#00dc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0cm" fo:min-width="7.7cm" draw:shadow="visible"/>
    </style:style>
    <style:style style:name="gr3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marker-start-width="0cm" draw:marker-end-width="0cm" draw:fill="solid" draw:fill-color="#ffffff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0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8pt" fo:font-weight="bold" style:letter-kerning="true" style:font-name-asian="WenQuanYi Micro Hei" style:font-size-asian="18pt" style:font-weight-asian="bold" style:font-name-complex="Lohit Hindi" style:font-size-complex="18pt" style:font-weight-complex="bold"/>
    </style:style>
    <style:style style:name="T2" style:family="text">
      <style:text-properties style:font-name="Liberation Sans" fo:font-size="18pt" style:text-underline-style="solid" style:text-underline-width="auto" style:text-underline-color="font-color" fo:font-weight="normal" style:letter-kerning="true" style:font-name-asian="WenQuanYi Micro Hei" style:font-size-asian="18pt" style:font-weight-asian="normal" style:font-name-complex="Lohit Hindi" style:font-size-complex="1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font-name="Liberation Sans" fo:font-size="18pt" style:text-underline-style="solid" style:text-underline-width="auto" style:text-underline-color="font-color" style:letter-kerning="true" style:font-name-asian="WenQuanYi Micro Hei" style:font-size-asian="18pt" style:font-name-complex="Lohit Hindi" style:font-size-complex="18pt"/>
    </style:style>
    <style:style style:name="T6" style:family="text">
      <style:text-properties style:font-name="Liberation Sans" fo:font-size="18pt" style:letter-kerning="true" style:font-name-asian="WenQuanYi Micro Hei" style:font-size-asian="18pt" style:font-name-complex="Lohit Hind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.7cm" svg:height="2.6cm" svg:x="8cm" svg:y="4.4cm">
          <text:p text:style-name="P1"><text:span text:style-name="T1">PEDIDOS</text:span></text:p>
          <text:p text:style-name="P1"><text:span text:style-name="T2">id</text:span></text:p>
          <draw:enhanced-geometry svg:viewBox="0 0 21600 21600" draw:type="rectangle" draw:enhanced-path="M 0 0 L 21600 0 21600 21600 0 21600 0 0 Z N"/>
        </draw:custom-shape>
        <draw:frame draw:style-name="gr2" draw:layer="layout" svg:width="8.2cm" svg:height="1.673cm" svg:x="1.2cm" svg:y="1.038cm">
          <draw:text-box>
            <text:p>DISEÑO ER. TIENDA </text:p>
            <text:p>Paco Aldarias. <text:date style:data-style-name="D1" text:date-value="2014-03-06">6/03/14</text:date></text:p>
          </draw:text-box>
        </draw:frame>
        <draw:connector draw:style-name="gr3" draw:text-style-name="P1" xml:id="id5" draw:id="id5" draw:layer="layout" svg:x1="12.7cm" svg:y1="5.7cm" svg:x2="20.9cm" svg:y2="5.75cm" draw:start-shape="id1" draw:start-glue-point="1" draw:end-shape="id2" svg:d="M12700 5700h4200v50h4000" svg:viewBox="0 0 8201 51">
          <text:p text:style-name="P1"/>
          <text:p text:style-name="P1">LineaPedido</text:p>
        </draw:connector>
        <draw:custom-shape draw:style-name="gr4" draw:text-style-name="P1" xml:id="id3" draw:id="id3" draw:layer="layout" svg:width="4.5cm" svg:height="3.4cm" svg:x="8.067cm" svg:y="14.7cm">
          <text:p text:style-name="P1"><text:span text:style-name="T3">CLIENTES</text:span></text:p>
          <text:p text:style-name="P1"><text:span text:style-name="T4">id</text:span></text:p>
          <text:p text:style-name="P1">nombre</text:p>
          <text:p text:style-name="P1">email</text:p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0.3cm" svg:x1="10.35cm" svg:y1="7cm" svg:x2="10.317cm" svg:y2="14.7cm" draw:start-shape="id1" draw:start-glue-point="2" draw:end-shape="id3" svg:d="M10350 7000v4250h-33v3450" svg:viewBox="0 0 34 7701">
          <text:p text:style-name="P1">Realiza</text:p>
        </draw:connector>
        <draw:custom-shape draw:style-name="gr6" draw:text-style-name="P1" xml:id="id2" draw:id="id2" draw:layer="layout" svg:width="4.65cm" svg:height="3.3cm" svg:x="20.9cm" svg:y="4.1cm">
          <text:p text:style-name="P1"><text:span text:style-name="T1">PRODUCTOS</text:span></text:p>
          <text:p text:style-name="P1"><text:span text:style-name="T5">id</text:span></text:p>
          <text:p text:style-name="P1"><text:span text:style-name="T6">nombre</text:span></text:p>
          <text:p text:style-name="P1"><text:span text:style-name="T6">precioactual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frame draw:style-name="gr7" draw:layer="layout" svg:width="1.488cm" svg:height="0.962cm" svg:x="12.612cm" svg:y="4.5cm">
          <draw:text-box>
            <text:p>0,N</text:p>
          </draw:text-box>
        </draw:frame>
        <draw:frame draw:style-name="gr7" draw:layer="layout" svg:width="1.383cm" svg:height="0.962cm" svg:x="11.184cm" svg:y="13.538cm">
          <draw:text-box>
            <text:p>1,1</text:p>
          </draw:text-box>
        </draw:frame>
        <draw:frame draw:style-name="gr7" draw:layer="layout" svg:width="1.488cm" svg:height="0.962cm" svg:x="11.317cm" svg:y="7.438cm">
          <draw:text-box>
            <text:p>0,N</text:p>
          </draw:text-box>
        </draw:frame>
        <draw:frame draw:style-name="gr8" draw:layer="layout" svg:width="1.583cm" svg:height="1cm" svg:x="18.917cm" svg:y="4.4cm">
          <draw:text-box>
            <text:p>1,N</text:p>
          </draw:text-box>
        </draw:frame>
        <draw:frame draw:style-name="gr9" draw:layer="layout" svg:width="3.317cm" svg:height="0.962cm" svg:x="2.183cm" svg:y="8.2cm">
          <draw:text-box>
            <text:p>fechahora</text:p>
          </draw:text-box>
        </draw:frame>
        <draw:connector draw:style-name="gr10" draw:text-style-name="P1" draw:layer="layout" draw:line-skew="-2.428cm" svg:x1="5.528cm" svg:y1="8.623cm" svg:x2="10.3cm" svg:y2="9.076cm" svg:d="M5528 8623h-42v453h4814" svg:viewBox="0 0 4815 454">
          <text:p/>
        </draw:connector>
        <draw:frame draw:style-name="gr9" draw:layer="layout" svg:width="3.317cm" svg:height="0.962cm" svg:x="2.184cm" svg:y="8.2cm">
          <draw:text-box>
            <text:p>fechahora</text:p>
          </draw:text-box>
        </draw:frame>
        <draw:frame draw:style-name="gr7" xml:id="id4" draw:id="id4" draw:layer="layout" svg:width="3.774cm" svg:height="0.962cm" svg:x="15.6cm" svg:y="1.638cm">
          <draw:text-box>
            <text:p>precioventa</text:p>
          </draw:text-box>
        </draw:frame>
        <draw:connector draw:style-name="gr10" draw:text-style-name="P1" draw:layer="layout" svg:x1="17.487cm" svg:y1="2.6cm" svg:x2="16.9cm" svg:y2="5.725cm" draw:start-shape="id4" draw:start-glue-point="2" draw:end-shape="id5" draw:end-glue-point="0" svg:d="M17487 2600v1550h-587v1575" svg:viewBox="0 0 588 3126">
          <text:p/>
        </draw:connector>
        <draw:frame draw:style-name="gr11" draw:layer="layout" svg:width="14cm" svg:height="3.095cm" svg:x="14cm" svg:y="10.116cm">
          <draw:text-box>
            <text:p><text:span text:style-name="T3">Restricciones de Integridad:</text:span></text:p>
            <text:p>1. El precioventa es el precioactual del producto si no se ha cambiado el precio. Esto permite tener un histórico de ventas.</text:p>
          </draw:text-box>
        </draw:frame>
        <draw:frame draw:style-name="gr9" draw:layer="layout" svg:width="3.317cm" svg:height="0.962cm" svg:x="2.185cm" svg:y="8.2cm">
          <draw:text-box>
            <text:p>fechahora</text:p>
          </draw:text-box>
        </draw:frame>
        <draw:frame draw:style-name="gr9" xml:id="id6" draw:id="id6" draw:layer="layout" svg:width="3.317cm" svg:height="0.962cm" svg:x="17.383cm" svg:y="2.6cm">
          <draw:text-box>
            <text:p>fechahora</text:p>
          </draw:text-box>
        </draw:frame>
        <draw:connector draw:style-name="gr10" draw:text-style-name="P1" draw:layer="layout" draw:line-skew="0.069cm" svg:x1="19.041cm" svg:y1="3.562cm" svg:x2="16.9cm" svg:y2="5.725cm" draw:start-shape="id6" draw:start-glue-point="2" draw:end-shape="id5" draw:end-glue-point="0" svg:d="M19041 3562v1138h-2141v1025" svg:viewBox="0 0 2142 21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3T11:24:12.658611599</meta:creation-date>
    <dc:date>2014-03-06T10:38:25.802119534</dc:date>
    <meta:editing-duration>PT2H6M33S</meta:editing-duration>
    <meta:editing-cycles>24</meta:editing-cycles>
    <meta:generator>LibreOffice/4.2.2.1$Linux_x86 LibreOffice_project/420m0$Build-1</meta:generator>
    <meta:document-statistic meta:object-count="19"/>
  </office:meta>
</office:document-meta>
</file>